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2.076cm" fo:min-width="6.669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169cm" svg:height="2.326cm" svg:x="7.168cm" svg:y="2.252cm">
          <text:p text:style-name="P1">DP-S</text:p>
          <text:p text:style-name="P1">POWER HOUSE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169cm" svg:height="2.326cm" svg:x="7.168cm" svg:y="8.352cm">
          <text:p text:style-name="P1">NEW DP</text:p>
          <text:p text:style-name="P1">JUNGLE COFF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752cm" svg:y1="4.578cm" svg:x2="10.752cm" svg:y2="8.352cm" draw:start-shape="id1" draw:start-glue-point="2" draw:end-shape="id2" svg:d="M10752 4578v3774" svg:viewBox="0 0 1 3775">
          <text:p/>
        </draw:connector>
        <draw:frame draw:style-name="gr3" draw:text-style-name="P3" draw:layer="layout" svg:width="4.947cm" svg:height="0.962cm" svg:x="11.071cm" svg:y="5.967cm">
          <draw:text-box>
            <text:p>FO SM 12 C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I Putu Gede Sujarta Jaya</meta:initial-creator>
    <meta:creation-date>2024-09-18T15:59:39.035000000</meta:creation-date>
    <dc:date>2024-09-18T16:01:53.617000000</dc:date>
    <dc:creator>I Putu Gede Sujarta Jaya</dc:creator>
    <meta:editing-duration>PT2M15S</meta:editing-duration>
    <meta:editing-cycles>1</meta:editing-cycles>
    <meta:document-statistic meta:object-count="4"/>
    <meta:generator>LibreOffice/24.2.5.2$Windows_X86_64 LibreOffice_project/bffef4ea93e59bebbeaf7f431bb02b1a39ee8a59</meta:generator>
  </office:meta>
</office:document-meta>
</file>